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officeooo:rsid="000f0c99" officeooo:paragraph-rsid="00170726"/>
    </style:style>
    <style:style style:name="P2" style:family="paragraph" style:parent-style-name="_5f_3_5f_head">
      <style:text-properties officeooo:paragraph-rsid="00170726"/>
    </style:style>
    <style:style style:name="P3" style:family="paragraph" style:parent-style-name="_5f_3_5f_l">
      <style:text-properties officeooo:paragraph-rsid="00170726"/>
    </style:style>
    <style:style style:name="P4" style:family="paragraph" style:parent-style-name="_5f_3_5f_l">
      <style:text-properties officeooo:paragraph-rsid="00184c3c"/>
    </style:style>
    <style:style style:name="P5" style:family="paragraph" style:parent-style-name="_5f_3_5f_l">
      <style:text-properties officeooo:paragraph-rsid="0019a33e"/>
    </style:style>
    <style:style style:name="P6" style:family="paragraph" style:parent-style-name="pb">
      <style:paragraph-properties fo:break-before="page"/>
      <style:text-properties officeooo:paragraph-rsid="00170726"/>
    </style:style>
    <style:style style:name="P7" style:family="paragraph" style:parent-style-name="_5f_3_5f_l">
      <style:text-properties officeooo:paragraph-rsid="001a8519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21b789"/>
    </style:style>
    <style:style style:name="T3" style:family="text">
      <style:text-properties style:font-name="Futura Lt BT" officeooo:rsid="000f0c99"/>
    </style:style>
    <style:style style:name="T4" style:family="text">
      <style:text-properties style:font-name="Futura Lt BT" officeooo:rsid="006e4cd0"/>
    </style:style>
    <style:style style:name="T5" style:family="text">
      <style:text-properties style:font-name="Futura Lt BT" officeooo:rsid="006821d8"/>
    </style:style>
    <style:style style:name="T6" style:family="text">
      <style:text-properties style:font-name="Futura Lt BT" officeooo:rsid="0071a7d5"/>
    </style:style>
    <style:style style:name="T7" style:family="text">
      <style:text-properties style:font-name="Futura Lt BT" officeooo:rsid="001d13e5"/>
    </style:style>
    <style:style style:name="T8" style:family="text">
      <style:text-properties style:font-name="Futura Lt BT" officeooo:rsid="0021da2c"/>
    </style:style>
    <style:style style:name="T9" style:family="text">
      <style:text-properties style:font-name="Futura Lt BT" officeooo:rsid="008f3814"/>
    </style:style>
    <style:style style:name="T10" style:family="text">
      <style:text-properties style:font-name="Futura Lt BT" officeooo:rsid="008a84fc"/>
    </style:style>
    <style:style style:name="T11" style:family="text">
      <style:text-properties style:font-name="Futura Lt BT" officeooo:rsid="00914401"/>
    </style:style>
    <style:style style:name="T12" style:family="text">
      <style:text-properties style:font-name="Futura Lt BT" officeooo:rsid="00184c3c"/>
    </style:style>
    <style:style style:name="T13" style:family="text">
      <style:text-properties style:font-name="Futura Lt BT" style:font-style-asian="normal" style:font-style-complex="normal"/>
    </style:style>
    <style:style style:name="T14" style:family="text">
      <style:text-properties style:font-name="Futura Lt BT" officeooo:rsid="001a8519" style:font-style-asian="normal" style:font-style-complex="normal"/>
    </style:style>
    <style:style style:name="T15" style:family="text">
      <style:text-properties officeooo:rsid="0089166f"/>
    </style:style>
    <style:style style:name="T16" style:family="text">
      <style:text-properties officeooo:rsid="00827c32"/>
    </style:style>
    <style:style style:name="T17" style:family="text">
      <style:text-properties fo:background-color="#8efd0d" loext:char-shading-value="0"/>
    </style:style>
    <style:style style:name="T18" style:family="text">
      <style:text-properties officeooo:rsid="008c0c70"/>
    </style:style>
    <style:style style:name="T19" style:family="text">
      <style:text-properties officeooo:rsid="0019a33e"/>
    </style:style>
    <style:style style:name="T20" style:family="text">
      <style:text-properties officeooo:rsid="004342ac" style:font-style-asian="normal" style:font-style-complex="normal"/>
    </style:style>
    <style:style style:name="T21" style:family="text">
      <style:text-properties officeooo:rsid="0019a33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50</text:p>
      <text:p text:style-name="P2">Perag pl<text:span text:style-name="seg.signes_5f_diacritiques_5f_2_5f_orig"><text:span text:style-name="T1">é</text:span></text:span><text:span text:style-name="seg.signes-diacritiques_5f_2_5f_reg"><text:span text:style-name="T2">e</text:span></text:span>g<text:span text:style-name="seg.monophtongaison_5f_2_5f_orig"><text:span text:style-name="T3">e</text:span></text:span><text:span text:style-name="seg.monophtongaison_5f_2_5f_orig"><text:span text:style-name="T4">i</text:span></text:span><text:span text:style-name="seg.monophtongaison_5f_2_5f_reg"><text:span text:style-name="T5">i</text:span></text:span><text:span text:style-name="seg.nasalisation_5f_2_5f_orig"><text:span text:style-name="T5">n</text:span></text:span><text:span text:style-name="seg.nasalisation_5f_2_5f_reg"><text:span text:style-name="T6">ñ</text:span></text:span> ho penn ?</text:p>
      <text:p text:style-name="P1">&lt;lg&gt;</text:p>
      <text:p text:style-name="P3">O pla<text:span text:style-name="seg.trigramme_5f_diacritique_5f_2_5f_orig"><text:span text:style-name="T7">h</text:span></text:span><text:span text:style-name="seg.trigramme_5f_diacritique_5f_2_5f_reg"><text:span text:style-name="T1">c’h</text:span></text:span> ! pera<text:span text:style-name="seg.voisement_5f_2_5f_orig">g</text:span><text:span text:style-name="seg.voisement_5f_2_5f_reg">k</text:span> pl<text:span text:style-name="seg.signes_5f_diacritiques_5f_2_5f_orig"><text:span text:style-name="T1">é</text:span></text:span><text:span text:style-name="seg.signes-diacritiques_5f_2_5f_reg"><text:span text:style-name="T2">e</text:span></text:span>g<text:span text:style-name="seg.monophtongaison_5f_2_5f_orig"><text:span text:style-name="T3">e</text:span></text:span><text:span text:style-name="seg.monophtongaison_5f_2_5f_orig"><text:span text:style-name="T4">i</text:span></text:span><text:span text:style-name="seg.monophtongaison_5f_2_5f_reg"><text:span text:style-name="T5">i</text:span></text:span><text:span text:style-name="seg.nasalisation_5f_2_5f_orig"><text:span text:style-name="T5">n</text:span></text:span><text:span text:style-name="seg.nasalisation_5f_2_5f_reg"><text:span text:style-name="T6">ñ</text:span></text:span> ho penn</text:p>
      <text:p text:style-name="P3"><text:span text:style-name="seg.signes_5f_diacritiques_5f_2_5f_orig">É</text:span><text:span text:style-name="seg.signes-diacritiques_5f_2_5f_reg"><text:span text:style-name="T15">E</text:span></text:span>dan bourd<text:span text:style-name="seg.diphtongaison_5f_2_5f_orig">eu</text:span><text:span text:style-name="seg.diphtongaison_5f_2_5f_reg"><text:span text:style-name="T15">où</text:span></text:span> amoed <text:span text:style-name="seg.amenuisement_5f_voyelle_5f_2_5f_orig"><text:span text:style-name="T3">e</text:span></text:span><text:span text:style-name="seg.amenuisement_5f_voyelle_5f_2_5f_reg"><text:span text:style-name="T8">a</text:span></text:span>r bed ?</text:p>
      <text:p text:style-name="P4"><text:span text:style-name="pc.elision_5f_1_5f_reg">‘</text:span>Ar <text:span text:style-name="seg.amenuisement_5f_voyelle_5f_2_5f_orig"><text:span text:style-name="T3">e</text:span></text:span><text:span text:style-name="seg.amenuisement_5f_voyelle_5f_2_5f_reg"><text:span text:style-name="T8">a</text:span></text:span>n douar-m<text:span text:style-name="seg.nasalisation_5f_2_5f_orig"><text:span text:style-name="T12">a</text:span></text:span><text:span text:style-name="seg.nasalisation_5f_2_5f_orig"><text:span text:style-name="T9">n</text:span></text:span><text:span text:style-name="seg.nasalisation_5f_2_5f_reg"><text:span text:style-name="T12">añ</text:span></text:span>, krou<text:span text:style-name="seg.amenuisement_5f_voyelle_5f_2_5f_orig">è</text:span><text:span text:style-name="seg.amenuisement_5f_voyelle_5f_2_5f_reg"><text:span text:style-name="T16">a</text:span></text:span>dur erbe<text:span text:style-name="seg.voisement_5f_2_5f_orig"><text:span text:style-name="T1">d</text:span></text:span><text:span text:style-name="seg.voisement_5f_2_5f_reg"><text:span text:style-name="T1">t</text:span></text:span></text:p>
      <text:p text:style-name="P3">N<text:span text:style-name="pc.elision_5f_1_5f_reg">’</text:span>en d<text:span text:style-name="seg.en_5f_cours_5f_2_5f_orig">é</text:span><text:span text:style-name="seg.en_5f_cours_5f_2_5f_reg">eus</text:span> ken kaer <text:span text:style-name="seg.signes_5f_diacritiques_5f_2_5f_orig"><text:span text:style-name="T1">é</text:span></text:span><text:span text:style-name="seg.signes-diacritiques_5f_2_5f_reg"><text:span text:style-name="T2">e</text:span></text:span>n <text:span text:style-name="seg.signes_5f_diacritiques_5f_2_5f_orig"><text:span text:style-name="T1">é</text:span></text:span><text:span text:style-name="seg.signes-diacritiques_5f_2_5f_reg"><text:span text:style-name="T2">e</text:span></text:span> anien<text:span text:style-name="seg.amuissement_5f_consonne_5f_1_5f_orig">n</text:span>.</text:p>
      <text:p text:style-name="P1">&lt;/lg&gt;&lt;lg&gt;</text:p>
      <text:p text:style-name="P3">Seul gw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trigramme_5f_diacritique_5f_2_5f_orig"><text:span text:style-name="T7">h</text:span></text:span><text:span text:style-name="seg.trigramme_5f_diacritique_5f_2_5f_reg"><text:span text:style-name="T1">ch</text:span></text:span> m'en d<text:span text:style-name="seg.digramme_5f_2_5f_orig"><text:span text:style-name="T17">e</text:span></text:span><text:span text:style-name="seg.digramme_5f_2_5f_reg">eu</text:span>s klasket mab-d<text:span text:style-name="seg.signes_5f_diacritiques_5f_2_5f_orig"><text:span text:style-name="T1">é</text:span></text:span><text:span text:style-name="seg.signes-diacritiques_5f_2_5f_reg"><text:span text:style-name="T2">e</text:span></text:span>n</text:p>
      <text:p text:style-name="P3">Ob<text:span text:style-name="seg.signes_5f_diacritiques_5f_2_5f_orig"><text:span text:style-name="T1">é</text:span></text:span><text:span text:style-name="seg.signes-diacritiques_5f_2_5f_reg"><text:span text:style-name="T2">e</text:span></text:span>r un dou<text:span text:style-name="seg.signes_5f_diacritiques_5f_2_5f_orig"><text:span text:style-name="T1">é</text:span></text:span><text:span text:style-name="seg.signes-diacritiques_5f_2_5f_reg"><text:span text:style-name="T2">e</text:span></text:span> ag <text:span text:style-name="seg.amenuisement_5f_voyelle_5f_2_5f_orig"><text:span text:style-name="T3">e</text:span></text:span><text:span text:style-name="seg.amenuisement_5f_voyelle_5f_2_5f_reg"><text:span text:style-name="T8">a</text:span></text:span>r G<text:span text:style-name="seg.signes_5f_diacritiques_5f_2_5f_orig"><text:span text:style-name="T1">é</text:span></text:span><text:span text:style-name="seg.signes-diacritiques_5f_2_5f_reg"><text:span text:style-name="T2">e</text:span></text:span>ned.</text:p>
      <text:p text:style-name="P5">Ge<text:span text:style-name="seg.voisement_5f_2_5f_orig"><text:span text:style-name="T1">d</text:span></text:span><text:span text:style-name="seg.voisement_5f_2_5f_reg"><text:span text:style-name="T1">t</text:span></text:span> ho <text:span text:style-name="seg.trigramme_5f_diacritique_5f_2_5f_orig"><text:span text:style-name="T7">h</text:span></text:span><text:span text:style-name="seg.trigramme_5f_diacritique_5f_2_5f_reg"><text:span text:style-name="T1">c’h</text:span></text:span>or<text:span text:style-name="seg.mutation_5f_consonantique_5f_2_5f_orig"><text:span text:style-name="T21">v</text:span></text:span><text:span text:style-name="seg.mutation_5f_consonantique_5f_2_5f_reg"><text:span text:style-name="T20">f</text:span></text:span> en d<text:span text:style-name="seg.digramme_5f_2_5f_orig"><text:span text:style-name="T17">e</text:span></text:span><text:span text:style-name="seg.digramme_5f_2_5f_reg">eu</text:span>s <text:span text:style-name="seg.nasalisation_5f_2_5f_orig"><text:span text:style-name="T12">ea</text:span></text:span><text:span text:style-name="seg.nasalisation_5f_2_5f_orig"><text:span text:style-name="T9">n</text:span></text:span><text:span text:style-name="seg.nasalisation_5f_2_5f_reg"><text:span text:style-name="T12">eñ</text:span></text:span> gwisket, </text:p>
      <text:p text:style-name="P7">Ho kor<text:span text:style-name="seg.voisement_5f_2_5f_orig"><text:span text:style-name="T14">v</text:span></text:span><text:span text:style-name="seg.voisement_5f_2_5f_reg"><text:span text:style-name="T13">t</text:span></text:span>, pennob<text:span text:style-name="seg.signes_5f_diacritiques_5f_2_5f_orig"><text:span text:style-name="T1">é</text:span></text:span><text:span text:style-name="seg.signes-diacritiques_5f_2_5f_reg"><text:span text:style-name="T2">e</text:span></text:span>r <text:span text:style-name="seg.amenuisement_5f_voyelle_5f_2_5f_orig"><text:span text:style-name="T3">e</text:span></text:span><text:span text:style-name="seg.amenuisement_5f_voyelle_5f_2_5f_reg"><text:span text:style-name="T8">a</text:span></text:span>n Eden.</text:p>
      <text:p text:style-name="P1">&lt;/lg&gt;&lt;lg&gt;</text:p>
      <text:p text:style-name="P3">A p<text:span text:style-name="seg.amenuisement_5f_voyelle_5f_2_5f_orig"><text:span text:style-name="T3">e</text:span></text:span><text:span text:style-name="seg.amenuisement_5f_voyelle_5f_2_5f_reg"><text:span text:style-name="T8">a</text:span></text:span> venn <text:span text:style-name="seg.amenuisement_5f_voyelle_5f_2_5f_orig"><text:span text:style-name="T3">e</text:span></text:span><text:span text:style-name="seg.amenuisement_5f_voyelle_5f_2_5f_reg"><text:span text:style-name="T8">a</text:span></text:span>r <text:span text:style-name="seg.trigramme_5f_diacritique_5f_2_5f_orig"><text:span text:style-name="T10">H</text:span></text:span><text:span text:style-name="seg.trigramme_5f_diacritique_5f_2_5f_reg"><text:span text:style-name="T10">C</text:span></text:span><text:span text:style-name="seg.trigramme_5f_diacritique_5f_2_5f_reg"><text:span text:style-name="T1">’h</text:span></text:span>rou<text:span text:style-name="seg.signes_5f_diacritiques_5f_2_5f_orig"><text:span text:style-name="T1">é</text:span></text:span><text:span text:style-name="seg.signes-diacritiques_5f_2_5f_reg"><text:span text:style-name="T2">e</text:span></text:span>our, un d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voyelle_5f_1_5f_reg">i</text:span><text:span text:style-name="seg.amuissement_5f_consonne_5f_1_5f_reg"><text:span text:style-name="T1">z</text:span></text:span>, </text:p>
      <text:p text:style-name="P3">Diav<text:span text:style-name="seg.signes_5f_diacritiques_5f_2_5f_orig">ê</text:span><text:span text:style-name="seg.signes-diacritiques_5f_2_5f_reg"><text:span text:style-name="T18">ae</text:span></text:span>z<text:span text:style-name="seg.monophtongaison_5f_2_5f_orig"><text:span text:style-name="T3">e</text:span></text:span><text:span text:style-name="seg.monophtongaison_5f_2_5f_orig"><text:span text:style-name="T4">i</text:span></text:span><text:span text:style-name="seg.monophtongaison_5f_2_5f_reg"><text:span text:style-name="T5">i</text:span></text:span><text:span text:style-name="seg.nasalisation_5f_2_5f_orig"><text:span text:style-name="T5">n</text:span></text:span><text:span text:style-name="seg.nasalisation_5f_2_5f_reg"><text:span text:style-name="T6">ñ</text:span></text:span> <text:span text:style-name="seg.signes_5f_diacritiques_5f_2_5f_orig">É</text:span><text:span text:style-name="seg.signes-diacritiques_5f_2_5f_reg"><text:span text:style-name="T15">E</text:span></text:span> vra<text:span text:style-name="seg.lettre_5f_ramiste_5f_2_5f_orig"><text:span text:style-name="T1">ù</text:span></text:span><text:span text:style-name="seg.lettre_5f_ramiste_5f_2_5f_reg"><text:span text:style-name="T1">v</text:span></text:span>it<text:span text:style-name="seg.signes_5f_diacritiques_5f_2_5f_orig"><text:span text:style-name="T1">é</text:span></text:span><text:span text:style-name="seg.signes-diacritiques_5f_2_5f_reg"><text:span text:style-name="T2">e</text:span></text:span><text:span text:style-name="seg.amuissement_5f_consonne_5f_1_5f_reg"><text:span text:style-name="T1">z</text:span></text:span>, </text:p>
      <text:p text:style-name="P3">N'ho <text:span text:style-name="T18">kr</text:span><text:span text:style-name="seg.diphtongaison_5f_2_5f_orig">o</text:span><text:span text:style-name="seg.diphtongaison_5f_2_5f_reg">ou</text:span><text:span text:style-name="T18">a </text:span>ket a fang, <text:span text:style-name="pc.elision_5f_1_5f_reg">‘</text:span><text:span text:style-name="seg.signes_5f_diacritiques_5f_2_5f_orig">è</text:span><text:span text:style-name="seg.signes-diacritiques_5f_2_5f_reg"><text:span text:style-name="T18">e</text:span></text:span>l Adam ;</text:p>
      <text:p text:style-name="P1">&lt;/lg&gt;&lt;lg&gt;</text:p>
      <text:p text:style-name="P3">Goud<text:span text:style-name="seg.signes_5f_diacritiques_5f_2_5f_orig"><text:span text:style-name="T1">é</text:span></text:span><text:span text:style-name="seg.signes-diacritiques_5f_2_5f_reg"><text:span text:style-name="T2">e</text:span></text:span> d'<text:span text:style-name="seg.signes_5f_diacritiques_5f_2_5f_orig">É</text:span><text:span text:style-name="seg.signes-diacritiques_5f_2_5f_reg"><text:span text:style-name="T15">E</text:span></text:span> zaou<text:span text:style-name="seg.amenuisement_5f_voyelle_5f_2_5f_orig">o</text:span><text:span text:style-name="seg.amenuisement_5f_voyelle_5f_2_5f_reg"><text:span text:style-name="T18">a</text:span></text:span>rn bou<text:span text:style-name="seg.voisement_5f_2_5f_orig"><text:span text:style-name="T1">d</text:span></text:span><text:span text:style-name="seg.voisement_5f_2_5f_reg"><text:span text:style-name="T1">t</text:span></text:span> gol<text:span text:style-name="seg.trigramme_5f_diacritique_5f_2_5f_orig"><text:span text:style-name="T7">h</text:span></text:span><text:span text:style-name="seg.trigramme_5f_diacritique_5f_2_5f_reg"><text:span text:style-name="T1">c’h</text:span></text:span>et,</text:p>
      <text:p text:style-name="P3"><text:span text:style-name="seg.amuissement_5f_consonne_5f_1_5f_reg">H</text:span><text:span text:style-name="seg.en_5f_cours_5f_2_5f_orig">O</text:span><text:span text:style-name="seg.en_5f_cours_5f_2_5f_reg">o</text:span>ll-vra<text:span text:style-name="seg.lettre_5f_ramiste_5f_2_5f_orig"><text:span text:style-name="T1">ù</text:span></text:span><text:span text:style-name="seg.lettre_5f_ramiste_5f_2_5f_reg"><text:span text:style-name="T1">v</text:span></text:span> <text:span text:style-name="seg.nasalisation_5f_2_5f_orig"><text:span text:style-name="T12">Ea</text:span></text:span><text:span text:style-name="seg.nasalisation_5f_2_5f_orig"><text:span text:style-name="T9">n</text:span></text:span><text:span text:style-name="seg.nasalisation_5f_2_5f_reg"><text:span text:style-name="T12">Eñ</text:span></text:span> ho tr<text:span text:style-name="seg.signes_5f_diacritiques_5f_2_5f_orig">è</text:span><text:span text:style-name="seg.signes-diacritiques_5f_2_5f_reg"><text:span text:style-name="T18">e</text:span></text:span>s, 'n ur l<text:span text:style-name="seg.signes_5f_diacritiques_5f_2_5f_orig">a</text:span><text:span text:style-name="seg.signes-diacritiques_5f_2_5f_reg"><text:span text:style-name="T19">â</text:span></text:span>re<text:span text:style-name="seg.voisement_5f_2_5f_orig"><text:span text:style-name="T1">d</text:span></text:span><text:span text:style-name="seg.voisement_5f_2_5f_reg"><text:span text:style-name="T1">t</text:span></text:span> :</text:p>
      <text:p text:style-name="P3">« Ane<text:span text:style-name="seg.digramme_5f_2_5f_orig"><text:span text:style-name="T3">h</text:span></text:span><text:span text:style-name="seg.digramme_5f_2_5f_reg"><text:span text:style-name="T1">zh</text:span></text:span>i 'vo <text:span text:style-name="seg.signes_5f_diacritiques_5f_2_5f_orig"><text:span text:style-name="T1">é</text:span></text:span><text:span text:style-name="seg.signes-diacritiques_5f_2_5f_reg"><text:span text:style-name="T2">e</text:span></text:span> <text:span text:style-name="seg.amuissement_5f_consonne_5f_1_5f_orig">h</text:span>r<text:span text:style-name="seg.en_5f_cours_5f_2_5f_orig">ee</text:span><text:span text:style-name="seg.en_5f_cours_5f_2_5f_reg">ai</text:span>m<text:span text:style-name="seg.amuissement_5f_consonne_5f_1_5f_reg"><text:span text:style-name="T11">p</text:span></text:span> Or Mamm. »</text:p>
      <text:p text:style-name="P1">&lt;/lg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MM2seg.signes-diacritiques_40_ORIG" style:display-name="MM2seg.signes-diacritiques@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mutation_5f_consonantique_5f_2_5f_orig" style:display-name="seg.mutation_consonantique_2_orig" style:family="text" style:parent-style-name="MM2seg.signes-diacritiques_40_ORIG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MM2seg.signes-diacritiques_40_REG" style:display-name="MM2seg.signes-diacritiques@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 style:parent-style-name="MM2seg.signes-diacritiques_40_REG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6:37.588000000</meta:creation-date>
    <dc:date>2019-08-13T18:34:02.754000000</dc:date>
    <meta:editing-duration>PT7M54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1" meta:word-count="99" meta:character-count="561" meta:non-whitespace-character-count="480"/>
  </office:meta>
</office:document-meta>
</file>